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solid" draw:fill-color="#ffffd7" draw:textarea-horizontal-align="justify" draw:textarea-vertical-align="middle" draw:auto-grow-height="false" fo:min-height="4.75cm" fo:min-width="0.5cm" loext:decorative="false"/>
    </style:style>
    <style:style style:name="gr3" style:family="graphic" style:parent-style-name="standard">
      <style:graphic-properties draw:stroke="none" svg:stroke-color="#000000" draw:fill="none" draw:fill-color="#ffffff" fo:min-height="4.265cm" loext:decorative="false"/>
      <style:paragraph-properties style:writing-mode="lr-tb"/>
    </style:style>
    <style:style style:name="gr4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.3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9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0.7cm" fo:min-width="1.45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971cm" fo:padding-top="0.1cm" fo:padding-bottom="0.1cm" fo:padding-left="0.1cm" fo:padding-right="0.1cm" loext:decorative="false"/>
      <style:paragraph-properties style:writing-mode="lr-tb"/>
    </style:style>
    <style:style style:name="gr11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color="#000000" draw:fill="none" draw:fill-color="#ffffff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style:protect="size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style:protect="size" loext:decorative="false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style:protect="size" loext:decorative="false"/>
    </style:style>
    <style:style style:name="gr18" style:family="graphic" style:parent-style-name="objectwithoutfill">
      <style:graphic-properties svg:stroke-color="#ff0000" draw:marker-start="Circle" draw:marker-end="Circle" draw:fill="none" draw:textarea-vertical-align="middle" loext:decorative="false"/>
    </style:style>
    <style:style style:name="gr19" style:family="graphic" style:parent-style-name="objectwithoutfill">
      <style:graphic-properties svg:stroke-width="0.03cm" draw:marker-start="Circle" draw:marker-start-width="0.25cm" draw:marker-end="Circle" draw:marker-end-width="0.25cm" draw:fill="none" draw:textarea-vertical-align="middle" fo:padding-top="0.14cm" fo:padding-bottom="0.14cm" fo:padding-left="0.265cm" fo:padding-right="0.265cm" loext:decorative="false"/>
    </style:style>
    <style:style style:name="gr2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in-height="0.412cm" loext:decorative="false"/>
      <style:paragraph-properties style:writing-mode="lr-tb"/>
    </style:style>
    <style:style style:name="gr21" style:family="graphic" style:parent-style-name="objectwithoutfill">
      <style:graphic-properties svg:stroke-width="0.03cm" svg:stroke-color="#ff0000" draw:marker-start="Circle" draw:marker-start-width="0.25cm" draw:marker-end="Circle" draw:marker-end-width="0.25cm" draw:fill="none" draw:textarea-vertical-align="middle" fo:padding-top="0.14cm" fo:padding-bottom="0.14cm" fo:padding-left="0.265cm" fo:padding-right="0.265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9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8cm" fo:padding-top="0.1cm" fo:padding-bottom="0.1cm" fo:padding-left="0.1cm" fo:padding-right="0.1cm" loext:decorative="false"/>
      <style:paragraph-properties style:writing-mode="lr-tb"/>
    </style:style>
    <style:style style:name="gr25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49cm" fo:padding-top="0.15cm" fo:padding-bottom="0.15cm" fo:padding-left="0.275cm" fo:padding-right="0.275cm" loext:decorative="false"/>
    </style:style>
    <style:style style:name="gr26" style:family="graphic" style:parent-style-name="standard">
      <style:graphic-properties draw:stroke="none" svg:stroke-color="#000000" draw:fill="none" draw:fill-color="#ffffff" fo:min-height="1.344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75cm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style:protect="siz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3.423cm" loext:decorative="false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solid" draw:fill-color="#ffa6a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.5pt"/>
    </style:style>
    <style:style style:name="P6" style:family="paragraph">
      <loext:graphic-properties draw:fill="none"/>
      <style:paragraph-properties fo:margin-left="0cm" fo:margin-right="2.7cm" fo:text-align="center" fo:text-indent="0.6cm"/>
    </style:style>
    <style:style style:name="P7" style:family="paragraph">
      <loext:graphic-properties draw:fill="none" draw:fill-color="#ffffff"/>
      <style:paragraph-properties fo:margin-left="0cm" fo:margin-right="2.7cm" fo:text-indent="0.6cm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margin-top="0cm" fo:margin-bottom="0.13cm"/>
    </style:style>
    <style:style style:name="P10" style:family="paragraph">
      <loext:graphic-properties draw:fill="none" draw:fill-color="#ffffff"/>
      <style:paragraph-properties fo:margin-top="0cm" fo:margin-bottom="0.13cm"/>
      <style:text-properties fo:font-size="12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4pt"/>
    </style:style>
    <style:style style:name="P16" style:family="paragraph">
      <style:text-properties fo:font-size="10.5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0.5pt"/>
    </style:style>
    <style:style style:name="P18" style:family="paragraph">
      <loext:graphic-properties draw:fill="none" draw:fill-color="#ffffff"/>
      <style:paragraph-properties fo:margin-left="0cm" fo:margin-right="2.7cm" fo:text-indent="0.6cm"/>
      <style:text-properties fo:font-size="10.5pt"/>
    </style:style>
    <style:style style:name="P19" style:family="paragraph">
      <loext:graphic-properties draw:fill="none" draw:fill-color="#ffffff"/>
      <style:paragraph-properties fo:margin-top="0cm" fo:margin-bottom="0.13cm"/>
      <style:text-properties fo:font-size="10.5pt"/>
    </style:style>
    <style:style style:name="P20" style:family="paragraph">
      <loext:graphic-properties draw:fill="none" draw:fill-color="#ffffff"/>
      <style:text-properties fo:font-size="12pt" fo:font-weight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text-properties fo:font-size="12pt"/>
    </style:style>
    <style:style style:name="T1" style:family="text">
      <style:text-properties fo:font-size="6pt"/>
    </style:style>
    <style:style style:name="T2" style:family="text">
      <style:text-properties fo:font-size="8pt"/>
    </style:style>
    <style:style style:name="T3" style:family="text">
      <style:text-properties fo:font-size="11pt"/>
    </style:style>
    <style:style style:name="T4" style:family="text">
      <style:text-properties fo:font-size="12pt"/>
    </style:style>
    <style:style style:name="T5" style:family="text">
      <style:text-properties fo:font-size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/>
    </style:style>
    <style:style style:name="T8" style:family="text">
      <style:text-properties fo:font-size="10.5pt" style:font-size-asian="10pt" style:font-size-complex="10pt"/>
    </style:style>
    <style:style style:name="T9" style:family="text">
      <style:text-properties fo:font-size="12pt" fo:font-weight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ctor Interface Board A - Bottom" draw:style-name="dp1" draw:master-page-name="Default">
        <draw:g draw:style-name="gr1">
          <draw:custom-shape draw:style-name="gr2" draw:text-style-name="P1" draw:layer="layout" svg:width="1cm" svg:height="5cm" svg:x="11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1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3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3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5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5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7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7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9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9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custom-shape draw:style-name="gr4" draw:text-style-name="P3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0.5cm" svg:height="1.595cm" svg:x="4.5cm" svg:y="1.5cm">
          <draw:text-box>
            <text:p>Tractor Interface Board B - Bottom</text:p>
          </draw:text-box>
        </draw:frame>
        <draw:frame draw:style-name="gr6" draw:text-style-name="P4" draw:layer="layout" svg:width="4.5cm" svg:height="1.673cm" svg:x="1.5cm" svg:y="1.5cm">
          <draw:text-box>
            <text:p>Page <text:page-number>2</text:page-number></text:p>
          </draw:text-box>
        </draw:frame>
        <draw:frame draw:style-name="gr7" draw:text-style-name="P5" draw:layer="layout" svg:width="1.5cm" svg:height="0.662cm" svg:x="22.5cm" svg:y="3.5cm">
          <draw:text-box>
            <text:p><text:span text:style-name="T5">+ ve</text:span></text:p>
          </draw:text-box>
        </draw:frame>
        <draw:frame draw:style-name="gr8" draw:text-style-name="P5" draw:layer="layout" svg:width="2.5cm" svg:height="1.5cm" svg:x="9cm" svg:y="3.5cm">
          <draw:text-box>
            <text:p><text:span text:style-name="T5">Indicator repeaters (in Steps)</text:span></text:p>
          </draw:text-box>
        </draw:frame>
        <draw:custom-shape draw:style-name="gr9" draw:text-style-name="P6" draw:layer="layout" svg:width="2cm" svg:height="1cm" draw:transform="rotate (1.5707963267949) translate (13.5cm 5.5cm)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cm" svg:height="2.171cm" svg:x="24cm" svg:y="3.5cm">
          <draw:text-box>
            <text:p><text:span text:style-name="T6">Gear Indication Lights</text:span></text:p>
            <text:p><text:span text:style-name="T6">and <text:s/>Working Light</text:span></text:p>
            <text:p><text:span text:style-name="T6">(+ve taken from Cameras board)</text:span></text:p>
            <text:p><text:span text:style-name="T6"/></text:p>
          </draw:text-box>
        </draw:frame>
        <draw:custom-shape draw:style-name="gr11" draw:text-style-name="P6" draw:layer="layout" svg:width="4cm" svg:height="2cm" draw:transform="rotate (0.000523598775598299) translate (18cm 3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11.5cm" svg:y1="3.501cm" svg:x2="11.5cm" svg:y2="17.501cm">
          <text:p/>
        </draw:line>
        <draw:line draw:style-name="gr12" draw:text-style-name="P8" draw:layer="layout" svg:x1="22.5cm" svg:y1="17.502cm" svg:x2="11.5cm" svg:y2="17.501cm">
          <text:p/>
        </draw:line>
        <draw:line draw:style-name="gr12" draw:text-style-name="P8" draw:layer="layout" svg:x1="22.5cm" svg:y1="3.501cm" svg:x2="22.5cm" svg:y2="17.501cm">
          <text:p/>
        </draw:line>
        <draw:line draw:style-name="gr12" draw:text-style-name="P8" draw:layer="layout" svg:x1="11.5cm" svg:y1="3.501cm" svg:x2="22.5cm" svg:y2="3.501cm">
          <text:p/>
        </draw:line>
        <draw:frame draw:style-name="gr13" draw:text-style-name="P10" draw:layer="layout" svg:width="4cm" svg:height="1cm" svg:x="18cm" svg:y="2.5cm">
          <draw:text-box>
            <text:p text:style-name="P9"><text:span text:style-name="T4">Yellow Black <text:s/>Red</text:span></text:p>
          </draw:text-box>
        </draw:frame>
        <draw:custom-shape draw:style-name="gr9" draw:text-style-name="P6" draw:layer="layout" svg:width="2cm" svg:height="1cm" draw:transform="rotate (1.5707963267949) translate (11.5cm 5.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3cm" svg:height="0.3cm" svg:x="19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3cm" svg:height="0.3cm" svg:x="17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3cm" svg:height="0.3cm" svg:x="21.797cm" svg:y="3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3cm" svg:height="0.3cm" svg:x="13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3cm" svg:height="0.3cm" svg:x="11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3cm" svg:height="0.3cm" svg:x="15.851cm" svg:y="6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5cm" svg:height="0.662cm" svg:x="22.5cm" svg:y="11.5cm">
          <draw:text-box>
            <text:p><text:span text:style-name="T5">- ve</text:span></text:p>
          </draw:text-box>
        </draw:frame>
        <draw:custom-shape draw:style-name="gr15" draw:text-style-name="P12" draw:layer="layout" svg:width="0.3cm" svg:height="0.3cm" svg:x="21.873cm" svg:y="11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4" draw:layer="layout" svg:x1="14cm" svg:y1="4cm" svg:x2="22cm" svg:y2="4cm">
          <text:p/>
        </draw:line>
        <draw:path draw:style-name="gr19" draw:text-style-name="P14" draw:layer="layout" svg:width="1.232cm" svg:height="0.913cm" draw:transform="skewX (0.735481746790411) rotate (-0.417482757077044) translate (11.999cm 7cm)" svg:viewBox="0 0 1233 914" svg:d="M0 0c1233 0 1233 914 1233 914">
          <text:p/>
        </draw:path>
        <draw:path draw:style-name="gr19" draw:text-style-name="P14" draw:layer="layout" svg:width="1.232cm" svg:height="0.913cm" draw:transform="skewX (0.735481746790411) rotate (-0.417482757077044) translate (13.999cm 7cm)" svg:viewBox="0 0 1233 914" svg:d="M0 0c1233 0 1233 914 1233 914">
          <text:p/>
        </draw:path>
        <draw:path draw:style-name="gr19" draw:text-style-name="P14" draw:layer="layout" svg:width="1.232cm" svg:height="0.913cm" draw:transform="skewX (0.735481746790411) rotate (-0.417482757077044) translate (15.999cm 7cm)" svg:viewBox="0 0 1233 914" svg:d="M0 0c1233 0 1233 914 1233 914">
          <text:p/>
        </draw:path>
        <draw:path draw:style-name="gr19" draw:text-style-name="P14" draw:layer="layout" svg:width="1.232cm" svg:height="0.913cm" draw:transform="skewX (0.735481746790411) rotate (-0.417482757077044) translate (17.999cm 7cm)" svg:viewBox="0 0 1233 914" svg:d="M0 0c1233 0 1233 914 1233 914">
          <text:p/>
        </draw:path>
        <draw:path draw:style-name="gr19" draw:text-style-name="P14" draw:layer="layout" svg:width="1.232cm" svg:height="0.913cm" draw:transform="skewX (0.735481746790411) rotate (-0.417482757077044) translate (19.999cm 7cm)" svg:viewBox="0 0 1233 914" svg:d="M0 0c1233 0 1233 914 1233 914">
          <text:p/>
        </draw:path>
        <draw:frame draw:style-name="gr20" draw:text-style-name="P5" draw:layer="layout" svg:width="9.5cm" svg:height="0.662cm" svg:x="11.5cm" svg:y="6.338cm">
          <draw:text-box>
            <text:p><text:span text:style-name="T5">Black</text:span><text:span text:style-name="T5"><text:tab/></text:span><text:span text:style-name="T5"><text:tab/></text:span><text:span text:style-name="T5">Red</text:span><text:span text:style-name="T5"><text:tab/></text:span><text:span text:style-name="T5"><text:tab/></text:span><text:span text:style-name="T5">Brown</text:span><text:span text:style-name="T5"><text:tab/></text:span><text:span text:style-name="T5">Green</text:span><text:span text:style-name="T5"><text:tab/></text:span><text:span text:style-name="T5">Blue</text:span></text:p>
          </draw:text-box>
        </draw:frame>
        <draw:path draw:style-name="gr21" draw:text-style-name="P14" draw:layer="layout" svg:width="5.387cm" svg:height="3.35cm" draw:transform="skewX (0.464083048105292) rotate (-0.836187244630484) translate (12cm 5cm)" svg:viewBox="0 0 5388 3351" svg:d="M0 0c3367 4 5388 3351 5388 3351">
          <text:p/>
        </draw:path>
        <draw:path draw:style-name="gr21" draw:text-style-name="P14" draw:layer="layout" svg:width="5.387cm" svg:height="3.35cm" draw:transform="skewX (0.464083048105292) rotate (-0.836187244630484) translate (13.999cm 5cm)" svg:viewBox="0 0 5388 3351" svg:d="M0 0c3367 4 5388 3351 5388 3351">
          <text:p/>
        </draw:path>
        <draw:path draw:style-name="gr21" draw:text-style-name="P14" draw:layer="layout" svg:width="5.577cm" svg:height="1.696cm" draw:transform="rotate (1.32575209981489) translate (15.9999999686836cm 9.99999999216871cm)" svg:viewBox="0 0 5578 1697" svg:d="M0 0c4123 0 5578 1697 5578 1697">
          <text:p/>
        </draw:path>
        <draw:frame draw:style-name="gr22" draw:text-style-name="P15" draw:layer="layout" svg:width="3.5cm" svg:height="1.225cm" svg:x="1.5cm" svg:y="2.775cm">
          <draw:text-box>
            <text:p><text:span text:style-name="T7">Page 2 = Top</text:span></text:p>
          </draw:text-box>
        </draw:frame>
        <draw:line draw:style-name="gr18" draw:text-style-name="P14" draw:layer="layout" svg:x1="12cm" svg:y1="4cm" svg:x2="14cm" svg:y2="4cm">
          <text:p/>
        </draw:line>
        <draw:line draw:style-name="gr21" draw:text-style-name="P14" draw:layer="layout" svg:x1="18cm" svg:y1="10cm" svg:x2="20cm" svg:y2="5cm">
          <text:p/>
        </draw:line>
        <draw:path draw:style-name="gr21" draw:text-style-name="P14" draw:layer="layout" svg:width="5.705cm" svg:height="3.536cm" draw:transform="skewX (0.529009296279481) rotate (-0.970577597034047) translate (20.8633054719241cm 4.99978454310648cm)" svg:viewBox="0 0 5706 3537" svg:d="M0 0c3565 2 5706 3537 5706 3537">
          <text:p/>
        </draw:path>
        <draw:line draw:style-name="gr19" draw:text-style-name="P14" draw:layer="layout" svg:x1="14cm" svg:y1="12cm" svg:x2="16cm" svg:y2="12cm">
          <text:p/>
        </draw:line>
        <draw:line draw:style-name="gr19" draw:text-style-name="P14" draw:layer="layout" svg:x1="12cm" svg:y1="12cm" svg:x2="14cm" svg:y2="12cm">
          <text:p/>
        </draw:line>
        <draw:line draw:style-name="gr19" draw:text-style-name="P14" draw:layer="layout" svg:x1="12cm" svg:y1="12cm" svg:x2="14cm" svg:y2="12cm">
          <text:p/>
        </draw:line>
        <draw:line draw:style-name="gr19" draw:text-style-name="P14" draw:layer="layout" svg:x1="16cm" svg:y1="12cm" svg:x2="18cm" svg:y2="12cm">
          <text:p/>
        </draw:line>
        <draw:line draw:style-name="gr19" draw:text-style-name="P14" draw:layer="layout" svg:x1="18cm" svg:y1="12cm" svg:x2="20cm" svg:y2="12cm">
          <text:p/>
        </draw:line>
        <draw:line draw:style-name="gr19" draw:text-style-name="P14" draw:layer="layout" svg:x1="20cm" svg:y1="12cm" svg:x2="22cm" svg:y2="12cm">
          <text:p/>
        </draw:line>
        <draw:frame draw:style-name="gr23" draw:text-style-name="P4" draw:layer="layout" svg:width="6cm" svg:height="1cm" svg:x="13.5cm" svg:y="12.5cm">
          <draw:text-box>
            <text:p><text:span text:style-name="T4">LED Controllers – 20mA</text:span> </text:p>
          </draw:text-box>
        </draw:frame>
      </draw:page>
      <draw:page draw:name="Tractor Interface Board A - Top" draw:style-name="dp1" draw:master-page-name="Default">
        <draw:custom-shape draw:style-name="gr9" draw:text-style-name="P6" draw:layer="layout" svg:width="2cm" svg:height="1cm" draw:transform="rotate (1.5707963267949) translate (21.5cm 5.5cm)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6cm" svg:height="2.256cm" svg:x="12cm" svg:y="4cm">
          <draw:text-box>
            <text:p text:style-name="P16"><text:span text:style-name="T8">JST – XH (2.5).</text:span></text:p>
            <text:p text:style-name="P16"><text:span text:style-name="T8">Gear Indication Lights</text:span></text:p>
            <text:p text:style-name="P16"><text:span text:style-name="T8">and Working Light </text:span></text:p>
            <text:p text:style-name="P17"><text:span text:style-name="T8">(+ve taken from Cameras board)</text:span></text:p>
            <text:p text:style-name="P16"><text:span text:style-name="T8"/></text:p>
          </draw:text-box>
        </draw:frame>
        <draw:custom-shape draw:style-name="gr25" draw:text-style-name="P6" draw:layer="layout" svg:width="3.999cm" svg:height="2cm" draw:transform="rotate (0.000523598775598299) translate (12cm 4.002cm)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1.5cm" svg:y1="3.5cm" svg:x2="11.5cm" svg:y2="17.5cm">
          <text:p/>
        </draw:line>
        <draw:line draw:style-name="gr12" draw:text-style-name="P8" draw:layer="layout" svg:x1="22.5cm" svg:y1="17.501cm" svg:x2="11.5cm" svg:y2="17.5cm">
          <text:p/>
        </draw:line>
        <draw:line draw:style-name="gr12" draw:text-style-name="P8" draw:layer="layout" svg:x1="22.5cm" svg:y1="3.5cm" svg:x2="22.5cm" svg:y2="17.5cm">
          <text:p/>
        </draw:line>
        <draw:line draw:style-name="gr12" draw:text-style-name="P8" draw:layer="layout" svg:x1="11.5cm" svg:y1="3.5cm" svg:x2="22.5cm" svg:y2="3.5cm">
          <text:p/>
        </draw:line>
        <draw:frame draw:style-name="gr26" draw:text-style-name="P4" draw:layer="layout" svg:width="10.5cm" svg:height="1.594cm" svg:x="5cm" svg:y="1.406cm">
          <draw:text-box>
            <text:p>Tractor Interface Board B - Top</text:p>
          </draw:text-box>
        </draw:frame>
        <draw:frame draw:style-name="gr13" draw:text-style-name="P19" draw:layer="layout" svg:width="4cm" svg:height="1cm" svg:x="12cm" svg:y="6cm">
          <draw:text-box>
            <text:p text:style-name="P9"><text:span text:style-name="T5">Red</text:span><text:span text:style-name="T5"><text:tab/></text:span><text:span text:style-name="T5"> Black <text:s/>Yellow</text:span></text:p>
          </draw:text-box>
        </draw:frame>
        <draw:frame draw:style-name="gr27" draw:text-style-name="P10" draw:layer="layout" svg:width="2cm" svg:height="2cm" svg:x="23cm" svg:y="3.5cm">
          <draw:text-box>
            <text:p text:style-name="P9"><text:span text:style-name="T4">Red</text:span></text:p>
            <text:p text:style-name="P9"><text:span text:style-name="T4"/></text:p>
            <text:p text:style-name="P9"><text:span text:style-name="T4">Black</text:span></text:p>
          </draw:text-box>
        </draw:frame>
        <draw:frame draw:style-name="gr6" draw:text-style-name="P4" draw:layer="layout" svg:width="4.5cm" svg:height="1.673cm" svg:x="1.5cm" svg:y="1.5cm">
          <draw:text-box>
            <text:p>Page <text:page-number>2</text:page-number></text:p>
          </draw:text-box>
        </draw:frame>
        <draw:custom-shape draw:style-name="gr9" draw:text-style-name="P6" draw:layer="layout" svg:width="2cm" svg:height="1cm" draw:transform="rotate (1.5707963267949) translate (19.5cm 5.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3cm" svg:height="0.3cm" svg:x="21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3cm" svg:height="0.3cm" svg:x="19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3cm" svg:height="0.3cm" svg:x="11.638cm" svg:y="3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0.3cm" svg:height="0.3cm" svg:x="15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0.3cm" svg:height="0.3cm" svg:x="13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3cm" svg:height="0.3cm" svg:x="11.598cm" svg:y="1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3cm" svg:height="0.3cm" svg:x="17.851cm" svg:y="6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5cm" svg:height="0.662cm" svg:x="10.5cm" svg:y="3.5cm">
          <draw:text-box>
            <text:p><text:span text:style-name="T5">+ ve</text:span></text:p>
          </draw:text-box>
        </draw:frame>
        <draw:frame draw:style-name="gr7" draw:text-style-name="P5" draw:layer="layout" svg:width="1.5cm" svg:height="0.662cm" svg:x="10.5cm" svg:y="11.5cm">
          <draw:text-box>
            <text:p><text:span text:style-name="T5">- ve</text:span></text:p>
          </draw:text-box>
        </draw:frame>
        <draw:frame draw:style-name="gr8" draw:text-style-name="P5" draw:layer="layout" svg:width="4cm" svg:height="1.5cm" svg:x="19.5cm" svg:y="2cm">
          <draw:text-box>
            <text:p><text:span text:style-name="T5">PIN Headers.</text:span></text:p>
            <text:p><text:span text:style-name="T5">Indicator repeaters </text:span></text:p>
            <text:p><text:span text:style-name="T5">(in Steps)</text:span></text:p>
          </draw:text-box>
        </draw:frame>
        <draw:frame draw:style-name="gr30" draw:text-style-name="P20" draw:layer="layout" svg:width="1cm" svg:height="0.725cm" svg:x="19.5cm" svg:y="5.5cm">
          <draw:text-box>
            <text:p><text:span text:style-name="T9"><text:s/></text:span><text:span text:style-name="T9">R</text:span></text:p>
          </draw:text-box>
        </draw:frame>
        <draw:frame draw:style-name="gr30" draw:text-style-name="P20" draw:layer="layout" svg:width="1cm" svg:height="0.725cm" svg:x="21.5cm" svg:y="5.5cm">
          <draw:text-box>
            <text:p><text:span text:style-name="T9"><text:s text:c="2"/></text:span><text:span text:style-name="T9">L</text:span></text:p>
          </draw:text-box>
        </draw:frame>
        <draw:frame draw:style-name="gr31" draw:text-style-name="P22" draw:layer="layout" svg:width="7cm" svg:height="3.673cm" svg:x="5.5cm" svg:y="4.327cm">
          <draw:text-box>
            <text:p><text:span text:style-name="T4">Red = 1 light (gear selection)</text:span></text:p>
            <text:p text:style-name="P21"><text:span text:style-name="T10">Black = 2 light</text:span><text:span text:style-name="T4"> (gear selection)</text:span></text:p>
            <text:p><text:span text:style-name="T4">Yellow = Working Light</text:span></text:p>
            <text:p text:style-name="P21"><text:span text:style-name="T11"/></text:p>
          </draw:text-box>
        </draw:frame>
        <draw:g draw:style-name="gr1">
          <draw:custom-shape draw:style-name="gr2" draw:text-style-name="P1" draw:layer="layout" svg:width="1cm" svg:height="5cm" svg:x="21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21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3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3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5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5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7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7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9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9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frame draw:style-name="gr23" draw:text-style-name="P4" draw:layer="layout" svg:width="6cm" svg:height="1cm" svg:x="15.5cm" svg:y="12.5cm">
          <draw:text-box>
            <text:p><text:span text:style-name="T4">LED Controllers – 20mA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24.2.4.2$Windows_X86_64 LibreOffice_project/51a6219feb6075d9a4c46691dcfe0cd9c4fff3c2</meta:generator>
    <dc:date>2024-07-27T10:42:57.003000000</dc:date>
    <meta:editing-duration>PT4H8M4S</meta:editing-duration>
    <meta:editing-cycles>46</meta:editing-cycles>
    <meta:print-date>2022-02-20T22:33:21.797000000</meta:print-date>
    <meta:document-statistic meta:object-count="99"/>
  </office:meta>
</office:document-meta>
</file>